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3CBB56FC55.png" manifest:media-type="image/png"/>
  <manifest:file-entry manifest:full-path="Pictures/10000201000001C20000012962C2B918.png" manifest:media-type="image/png"/>
  <manifest:file-entry manifest:full-path="Pictures/100002010000025D0000010A7845A90B.png" manifest:media-type="image/png"/>
  <manifest:file-entry manifest:full-path="Pictures/100002010000093A000005C61AB25D8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199cm" svg:height="7.5cm" svg:x="16.8cm" svg:y="0.3cm">
          <draw:image xlink:href="Pictures/100002010000093A000005C61AB25D88.png" xlink:type="simple" xlink:show="embed" xlink:actuate="onLoad">
            <text:p/>
          </draw:image>
        </draw:frame>
        <draw:frame draw:style-name="gr1" draw:text-style-name="P1" draw:layer="layout" svg:width="16.006cm" svg:height="7.037cm" svg:x="6.6cm" svg:y="7.163cm">
          <draw:image xlink:href="Pictures/100002010000025D0000010A7845A90B.png" xlink:type="simple" xlink:show="embed" xlink:actuate="onLoad">
            <text:p/>
          </draw:image>
        </draw:frame>
        <draw:frame draw:style-name="gr1" draw:text-style-name="P1" draw:layer="layout" svg:width="16.6cm" svg:height="7cm" svg:x="6.4cm" svg:y="14cm">
          <draw:image xlink:href="Pictures/10000201000001C20000012962C2B918.png" xlink:type="simple" xlink:show="embed" xlink:actuate="onLoad">
            <text:p/>
          </draw:image>
        </draw:frame>
        <draw:frame draw:style-name="gr1" draw:text-style-name="P1" draw:layer="layout" svg:width="13.8cm" svg:height="6.96cm" svg:x="0cm" svg:y="0.04cm">
          <draw:image xlink:href="Pictures/10000201000002580000013CBB56FC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0T10:58:25.717459316</meta:creation-date>
    <dc:date>2016-10-30T11:21:46.029204491</dc:date>
    <meta:editing-duration>PT17M26S</meta:editing-duration>
    <meta:editing-cycles>3</meta:editing-cycles>
    <meta:generator>LibreOffice/4.2.8.2$Linux_X86_64 LibreOffice_project/420m0$Build-2</meta:generator>
    <meta:document-statistic meta:object-count="27"/>
  </office:meta>
</office:document-meta>
</file>